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Verdana" fo:font-weight="bold" style:font-weight-asian="bold" style:font-weight-complex="bold"/>
    </style:style>
    <style:style style:name="P3" style:family="paragraph" style:parent-style-name="Standard">
      <style:paragraph-properties fo:text-align="start" style:justify-single-word="false"/>
      <style:text-properties style:font-name="Verdana"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Verdana" fo:font-size="14pt" fo:font-weight="bold"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Verdana" fo:font-weight="normal" style:font-weight-asian="normal" style:font-weight-complex="normal"/>
    </style:style>
    <style:style style:name="P6" style:family="paragraph" style:parent-style-name="Standard">
      <style:paragraph-properties fo:text-align="start" style:justify-single-word="false"/>
      <style:text-properties style:font-name="Verdana"/>
    </style:style>
    <style:style style:name="P7" style:family="paragraph" style:parent-style-name="Standard">
      <style:paragraph-properties fo:text-align="start" style:justify-single-word="false"/>
      <style:text-properties style:font-name="Verdana" fo:font-size="12pt" fo:font-weight="normal" style:font-size-asian="10.5pt" style:font-weight-asian="normal"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Graphics DMET 701</text:p>
      <text:p text:style-name="P1">Project Proposal</text:p>
      <text:p text:style-name="P2"/>
      <text:p text:style-name="P3">Project Title:</text:p>
      <text:p text:style-name="P5">Pacman 3D</text:p>
      <text:p text:style-name="P5"/>
      <text:p text:style-name="P3">Project Description:</text:p>
      <text:p text:style-name="P5">A 3D Pacman clone. It is basically the well-known Pacman game but in a 3D environment. This will be done by, for example, making Pacman move in tubes with a certain transparency inside a cube. Pacman will be able to go up, down, right, left or just back and forth, which gives 6 directions instead of 4 in the traditional 2D packman. The camera will be moving with Pacman, like following him. Lights will be pointing at Pacman and causing a shadow under him and enlightening all around him. There might be a map in the corner of the screen showing where Pacman is at the moment and where his enemies and kids are. Textures will be applied all over as well as on Pacman and his enemies. Some realistic wall textures will be applied to the sides of the tubes and tunnels as well as on barriers and walls and skin textures will be applied to pacman and his enemies. In another corner, the score will be shown. Music will be added to give the player the ambiance of being in the game itself. A special sound will be added for when Pacman finds one of his kids and collects him, another for being touched from one of his enemies and so on for every event happening. His enemies will be always running after him and trying to touch him so that Pacman loses.</text:p>
      <text:p text:style-name="P5"/>
      <text:p text:style-name="P3">Project Output:</text:p>
      <text:p text:style-name="P5">A one player game in a 3D environment where Pacman will walk through tunnels and around walls to collect his kids then find the gate out of the maze. There are other characters trying to catch Pacman through his journey. If one of these characters touches Pacman, the game is over. The player wins when collects all the kids and gets out of the maze before any of the enemies finding and touching him.</text:p>
      <text:p text:style-name="P6"/>
      <text:p text:style-name="P3">Team Members:</text:p>
      <text:p text:style-name="P6">Frederic-Gerald Morcos 4-1805 E11</text:p>
      <text:p text:style-name="P6">Marleine Mounir Daoud 4-3096 E11</text:p>
      <text:p text:style-name="P6">Andrew Mofied Botros 4-1738 E11</text:p>
      <text:p text:style-name="P6"/>
      <text:p text:style-name="P4">References:</text:p>
      <text:p text:style-name="P7">From the classic well known Atari Pacman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11-20T11:05:38</meta:creation-date>
    <dc:date>2007-11-21T19:36:52</dc:date>
    <meta:editing-cycles>25</meta:editing-cycles>
    <meta:editing-duration>PT4H36M27S</meta:editing-duration>
    <meta:user-defined meta:name="Info 1"/>
    <meta:user-defined meta:name="Info 2"/>
    <meta:user-defined meta:name="Info 3"/>
    <meta:user-defined meta:name="Info 4"/>
    <meta:document-statistic meta:table-count="0" meta:image-count="0" meta:object-count="0" meta:page-count="1" meta:paragraph-count="14" meta:word-count="353" meta:character-count="1918"/>
  </office:meta>
</office:document-meta>
</file>